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Inherit" svg:font-family="Inheri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333333" style:font-name="Inherit" style:font-name-asian="Inherit" style:font-name-complex="Inheri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7.4095833333333cm" style:use-optimal-column-width="true"/>
    </style:style>
    <style:style style:name="co3" style:family="table-column">
      <style:table-column-properties fo:break-before="auto" style:column-width="3.04270833333333cm" style:use-optimal-column-width="true"/>
    </style:style>
    <style:style style:name="co4" style:family="table-column">
      <style:table-column-properties fo:break-before="auto" style:column-width="14.92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shiny gold</text:p>
          </table:table-cell>
          <table:table-cell office:value-type="string" table:style-name="ce1">
            <text:p><text:s/>[('shiny tomato', '4'), ('wavy indigo', '5')]</text:p>
          </table:table-cell>
          <table:table-cell office:value-type="float" office:value="30899" table:formula="of:=4*[.C15]+5*[.C2]" table:style-name="ce1">
            <text:p>3089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avy indigo</text:p>
          </table:table-cell>
          <table:table-cell office:value-type="string" table:style-name="ce1">
            <text:p><text:s/>[('dim green', '3'), ('shiny lavender', '5'), ('posh olive', '3'), ('dull crimson', '1')]</text:p>
          </table:table-cell>
          <table:table-cell office:value-type="float" office:value="6179" table:formula="of:=1+3*[.C21]+5*[.C6]+3*[.C3]+1*[.C4]" table:style-name="ce1">
            <text:p>617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osh olive</text:p>
          </table:table-cell>
          <table:table-cell office:value-type="string" table:style-name="ce1">
            <text:p><text:s/>[('faded silver', '3'), ('plaid violet', '5'), ('striped bronze', '2')]</text:p>
          </table:table-cell>
          <table:table-cell office:value-type="float" office:value="659" table:formula="of:=1+3*[.C5]+5*[.C10]+2*[.C11]" table:style-name="ce1">
            <text:p>65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ull crimson<text:s/></text:p>
          </table:table-cell>
          <table:table-cell office:value-type="string" table:style-name="ce1">
            <text:p>[('faded silver', '2'), ('bright magenta', '2')]</text:p>
          </table:table-cell>
          <table:table-cell office:value-type="float" office:value="643" table:formula="of:=1+2*[.C5]+2*[.C7]" table:style-name="ce1">
            <text:p>6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aded silver</text:p>
          </table:table-cell>
          <table:table-cell office:value-type="string" table:style-name="ce1">
            <text:p><text:s/>[('striped bronze', '5'), ('dotted lavender', '4')]</text:p>
          </table:table-cell>
          <table:table-cell office:value-type="float" office:value="183" table:formula="of:=1+5*[.C11]+4*[.C9]" table:style-name="ce1">
            <text:p>18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hiny lavender</text:p>
          </table:table-cell>
          <table:table-cell office:value-type="string" table:style-name="ce1">
            <text:p><text:s/>[('faded plum', '3'), ('mirrored crimson', '2'), ('striped orange', '5'), ('bright magenta', '5')]</text:p>
          </table:table-cell>
          <table:table-cell office:value-type="float" office:value="711" table:formula="of:=1+3*[.C19]+2*[.C20]+5*[.C12]+5*[.C7]" table:style-name="ce1">
            <text:p>7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right magenta<text:s/></text:p>
          </table:table-cell>
          <table:table-cell office:value-type="string" table:style-name="ce1">
            <text:p>[('plaid red', '5'), ('faded maroon', '4')]</text:p>
          </table:table-cell>
          <table:table-cell office:value-type="float" office:value="138" table:formula="of:=1+5*[.C18]+4*[.C8]" table:style-name="ce1">
            <text:p>13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aded maroon</text:p>
          </table:table-cell>
          <table:table-cell office:value-type="string" table:style-name="ce1">
            <text:p><text:s/>[('striped bronze', '1'), ('dotted coral', '5'), ('dim green', '4'), ('faded plum', '1')]</text:p>
          </table:table-cell>
          <table:table-cell office:value-type="float" office:value="33" table:formula="of:=1+1*[.C11]+5*[.C14]+4*[.C21]+1*[.C19]" table:style-name="ce1">
            <text:p>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tted lavender</text:p>
          </table:table-cell>
          <table:table-cell office:value-type="string" table:style-name="ce1">
            <text:p><text:s/>[('striped white', '1'), ('dotted coral', '5'), ('striped orange', '3'), ('dotted gray', '1')]</text:p>
          </table:table-cell>
          <table:table-cell office:value-type="float" office:value="18" table:formula="of:=1+1*[.C13]+5*[.C14]+3*[.C12]+1*[.C16]" table:style-name="ce1">
            <text:p>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id violet</text:p>
          </table:table-cell>
          <table:table-cell office:value-type="string" table:style-name="ce1">
            <text:p><text:s/>[('shiny tomato', '1'), ('dotted gray', '5'), ('muted magenta', '1'), ('mirrored crimson', '5')]</text:p>
          </table:table-cell>
          <table:table-cell office:value-type="float" office:value="13" table:formula="of:=1+1*[.C15]+5*[.C16]+1*[.C17]+5*[.C20]" table:style-name="ce1">
            <text:p>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riped bronze</text:p>
          </table:table-cell>
          <table:table-cell office:value-type="string" table:style-name="ce1">
            <text:p><text:s/>[('striped white', '3'), ('striped orange', '5')]</text:p>
          </table:table-cell>
          <table:table-cell office:value-type="float" office:value="22" table:formula="of:=1+3*[.C13]+5*[.C12]" table:style-name="ce1">
            <text:p>22</text:p>
          </table:table-cell>
          <table:table-cell table:style-name="ce1"/>
          <table:table-cell table:style-name="ce2"/>
          <table:table-cell table:number-columns-repeated="16379"/>
        </table:table-row>
        <table:table-row table:style-name="ro1">
          <table:table-cell office:value-type="string" table:style-name="ce1">
            <text:p>striped orange</text:p>
          </table:table-cell>
          <table:table-cell office:value-type="string" table:style-name="ce1">
            <text:p><text:s/>[('faded plum', '2')]</text:p>
          </table:table-cell>
          <table:table-cell office:value-type="float" office:value="3" table:formula="of:=1+2*[.C19]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riped white<text:s/></text:p>
          </table:table-cell>
          <table:table-cell office:value-type="string" table:style-name="ce1">
            <text:p>[('plaid red', '1')]</text:p>
          </table:table-cell>
          <table:table-cell office:value-type="float" office:value="2" table:formula="of:=1+[.C18]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tted coral<text:s/></text:p>
          </table:table-cell>
          <table:table-cell office:value-type="string" table:style-name="ce1">
            <text:p>[]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hiny tomato</text:p>
          </table:table-cell>
          <table:table-cell office:value-type="string" table:style-name="ce1">
            <text:p>[]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tted gray</text:p>
          </table:table-cell>
          <table:table-cell office:value-type="string" table:style-name="ce1">
            <text:p>[]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uted magenta<text:s/></text:p>
          </table:table-cell>
          <table:table-cell office:value-type="string" table:style-name="ce1">
            <text:p>[]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id red</text:p>
          </table:table-cell>
          <table:table-cell office:value-type="string" table:style-name="ce1">
            <text:p>[]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ded plum<text:s/></text:p>
          </table:table-cell>
          <table:table-cell office:value-type="string" table:style-name="ce1">
            <text:p>[]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rrored crimson</text:p>
          </table:table-cell>
          <table:table-cell office:value-type="string" table:style-name="ce1">
            <text:p>[]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m green<text:s/></text:p>
          </table:table-cell>
          <table:table-cell office:value-type="string" table:style-name="ce1">
            <text:p>[]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Inherit" svg:font-family="Inherit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robi blue</meta:initial-creator>
    <dc:creator>robi blue</dc:creator>
    <meta:creation-date>2020-12-07T12:36:47Z</meta:creation-date>
    <dc:date>2020-12-07T13:27:20Z</dc:date>
  </office:meta>
</office:document-meta>
</file>